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8T12:00:22.43</dc:date>
    <dc:creator>James  Lombardi</dc:creator>
    <meta:editing-duration>PT2H44M35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7" meta:paragraph-count="159" meta:word-count="1833" meta:character-count="9059"/>
  </office:meta>
</office:document-meta>
</file>